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Heiti, 'Microsoft YaHei', simsun, Helvetica, sans-serif"/>
    <style:font-face style:name="Microsoft YaHei" svg:font-family="'Microsoft YaHei', Arial, Helvetica, sans-serif"/>
    <style:font-face style:name="PingFang SC1" svg:font-family="'PingFang SC', 'Lantinghei SC', 'Microsoft YaHei', arial, sans-serif, tahoma"/>
    <style:font-face style:name="PingFang SC" svg:font-family="'PingFang SC', 'Microsoft YaHei', SimHei, Arial, SimSun"/>
    <style:font-face style:name="Segoe UI" svg:font-family="'Segoe UI', Arial, sans-serif"/>
    <style:font-face style:name="Verdana" svg:font-family="Verdana, Arial, Helvetica, sans-serif"/>
    <style:font-face style:name="apple-system" svg:font-family="apple-system, BlinkMacSystemFont, 'Helvetica Neue', 'PingFang SC', 'Microsoft YaHei', 'Source Han Sans SC', 'Noto Sans CJK SC', 'WenQuanYi Micro Hei', sans-serif"/>
    <style:font-face style:name="arial" svg:font-family="arial, STHeiti, 'Microsoft YaHe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439ee8"/>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fo:background-color="#ffff00" style:font-name-asian="PingFang SC" style:font-size-asian="10.5pt" style:font-style-asian="normal" style:font-weight-asian="normal"/>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11af29" fo:background-color="#ffff00"/>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273742" fo:background-color="#ffff00"/>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345402" fo:background-color="#ffff00"/>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rsid="001d3b69" officeooo:paragraph-rsid="001d3b69" fo:background-color="#ffff00"/>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11af29"/>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1d3b69"/>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paragraph-rsid="002a295b"/>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fo:letter-spacing="normal" officeooo:rsid="0078b157" officeooo:paragraph-rsid="0078b157"/>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style:font-name="PingFang SC" fo:font-size="12pt" fo:letter-spacing="normal" fo:font-style="normal" fo:font-weight="normal" officeooo:rsid="001ac12e" officeooo:paragraph-rsid="0011af29"/>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f4f4f" style:font-name="PingFang SC" fo:font-size="12pt" fo:letter-spacing="normal" fo:font-style="normal" fo:font-weight="normal" officeooo:rsid="001ac12e" officeooo:paragraph-rsid="002a295b"/>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PingFang SC" fo:font-size="12pt" fo:letter-spacing="normal" fo:font-style="normal" fo:font-weight="normal" officeooo:paragraph-rsid="001d3b69" style:font-name-asian="Verdana" style:font-size-asian="9pt" style:font-style-asian="normal" style:font-weight-asian="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PingFang SC" fo:font-size="12pt" fo:letter-spacing="normal" fo:font-style="normal" fo:font-weight="normal" officeooo:rsid="00345402" officeooo:paragraph-rsid="003e48cd" style:font-name-asian="PingFang SC" style:font-size-asian="10.5pt" style:font-style-asian="normal" style:font-weight-asian="normal" loext:padding="0cm" loext:border="none"/>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PingFang SC" fo:font-size="12pt" fo:letter-spacing="normal" fo:font-style="normal" fo:font-weight="normal" officeooo:rsid="003e48cd" officeooo:paragraph-rsid="003f83d7" fo:background-color="#ffff00" style:font-name-asian="PingFang SC" style:font-size-asian="10.5pt" style:font-style-asian="normal" style:font-weight-asian="normal" loext:padding="0cm" loext:border="none"/>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345402" officeooo:paragraph-rsid="0061e445" style:font-name-asian="Verdana" style:font-size-asian="9pt" style:font-style-asian="normal" style:font-weight-asian="normal"/>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1e445" officeooo:paragraph-rsid="0061e445" style:font-name-asian="Verdana" style:font-size-asian="9pt" style:font-style-asian="normal" style:font-weight-asian="normal"/>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1e445" officeooo:paragraph-rsid="00656576" style:font-name-asian="Verdana" style:font-size-asian="9pt" style:font-style-asian="normal" style:font-weight-asian="normal"/>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1e445" officeooo:paragraph-rsid="0061e445" fo:background-color="#ffff00" style:font-name-asian="PingFang SC" style:font-size-asian="10.5pt" style:font-style-asian="normal" style:font-weight-asian="bold" style:font-size-complex="10.5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2d9fd" officeooo:paragraph-rsid="0062d9fd" fo:background-color="transparent" style:font-name-asian="PingFang SC" style:font-size-asian="10.5pt" style:font-style-asian="normal" style:font-weight-asian="bold" style:font-size-complex="10.5pt"/>
    </style:style>
    <style:style style:name="P21" style:family="paragraph" style:parent-style-name="Standard">
      <style:paragraph-properties fo:margin-left="0cm" fo:margin-right="0cm" fo:text-align="justify" style:justify-single-word="false" fo:orphans="2" fo:widows="2" fo:text-indent="0cm" style:auto-text-indent="false"/>
      <style:text-properties officeooo:paragraph-rsid="003637b2"/>
    </style:style>
    <style:style style:name="P22" style:family="paragraph" style:parent-style-name="Standard">
      <style:paragraph-properties fo:margin-left="0cm" fo:margin-right="0cm" fo:text-align="justify" style:justify-single-word="false" fo:orphans="2" fo:widows="2" fo:text-indent="0cm" style:auto-text-indent="false"/>
      <style:text-properties officeooo:paragraph-rsid="0038f6c3"/>
    </style:style>
    <style:style style:name="P23" style:family="paragraph" style:parent-style-name="Standard">
      <style:paragraph-properties fo:margin-left="0cm" fo:margin-right="0cm" fo:text-align="justify" style:justify-single-word="false" fo:orphans="2" fo:widows="2" fo:text-indent="0cm" style:auto-text-indent="false"/>
      <style:text-properties officeooo:paragraph-rsid="003e48cd"/>
    </style:style>
    <style:style style:name="P24" style:family="paragraph" style:parent-style-name="Standard">
      <style:paragraph-properties fo:margin-left="0cm" fo:margin-right="0cm" fo:text-align="justify" style:justify-single-word="false" fo:orphans="2" fo:widows="2" fo:text-indent="0cm" style:auto-text-indent="false"/>
      <style:text-properties officeooo:paragraph-rsid="0061e445"/>
    </style:style>
    <style:style style:name="P25" style:family="paragraph" style:parent-style-name="Standard">
      <style:paragraph-properties fo:margin-left="0cm" fo:margin-right="0cm" fo:text-align="justify" style:justify-single-word="false" fo:orphans="2" fo:widows="2" fo:text-indent="0cm" style:auto-text-indent="false"/>
      <style:text-properties officeooo:paragraph-rsid="00656576"/>
    </style:style>
    <style:style style:name="P26" style:family="paragraph" style:parent-style-name="Standard">
      <style:paragraph-properties fo:margin-left="0cm" fo:margin-right="0cm" fo:text-align="justify" style:justify-single-word="false" fo:orphans="2" fo:widows="2" fo:text-indent="0cm" style:auto-text-indent="false"/>
      <style:text-properties officeooo:paragraph-rsid="006eb5aa"/>
    </style:style>
    <style:style style:name="P27" style:family="paragraph" style:parent-style-name="Standard">
      <style:paragraph-properties fo:margin-left="0cm" fo:margin-right="0cm" fo:text-align="justify" style:justify-single-word="false" fo:orphans="2" fo:widows="2" fo:text-indent="0cm" style:auto-text-indent="false"/>
      <style:text-properties fo:color="#000000" officeooo:paragraph-rsid="00617ad0" fo:background-color="#ffff00"/>
    </style:style>
    <style:style style:name="P28" style:family="paragraph" style:parent-style-name="Standard">
      <style:paragraph-properties fo:margin-left="0cm" fo:margin-right="0cm" fo:text-align="justify" style:justify-single-word="false" fo:orphans="2" fo:widows="2" fo:text-indent="0cm" style:auto-text-indent="false"/>
      <style:text-properties fo:color="#000000" style:font-name="PingFang SC" fo:font-size="12pt" fo:font-style="normal" fo:font-weight="normal" officeooo:rsid="00345402" officeooo:paragraph-rsid="00656576" style:font-name-asian="Verdana" style:font-size-asian="9pt" style:font-style-asian="normal" style:font-weight-asian="normal"/>
    </style:style>
    <style:style style:name="P29" style:family="paragraph" style:parent-style-name="Standard">
      <style:paragraph-properties fo:margin-left="0cm" fo:margin-right="0cm" fo:text-align="justify" style:justify-single-word="false" fo:orphans="2" fo:widows="2" fo:text-indent="0cm" style:auto-text-indent="false"/>
      <style:text-properties officeooo:paragraph-rsid="0061e445" fo:background-color="#ffff00"/>
    </style:style>
    <style:style style:name="P30" style:family="paragraph" style:parent-style-name="Standard">
      <style:paragraph-properties fo:margin-left="0cm" fo:margin-right="0cm" fo:text-align="justify" style:justify-single-word="false" fo:orphans="2" fo:widows="2" fo:text-indent="0cm" style:auto-text-indent="false"/>
      <style:text-properties officeooo:paragraph-rsid="0062d9fd" fo:background-color="#ffff00"/>
    </style:style>
    <style:style style:name="P31" style:family="paragraph" style:parent-style-name="Standard">
      <style:paragraph-properties fo:margin-left="0cm" fo:margin-right="0cm" fo:text-align="justify" style:justify-single-word="false" fo:orphans="2" fo:widows="2" fo:text-indent="0cm" style:auto-text-indent="false"/>
      <style:text-properties officeooo:paragraph-rsid="0063f90f" fo:background-color="#ffff00"/>
    </style:style>
    <style:style style:name="P32" style:family="paragraph" style:parent-style-name="Standard">
      <style:paragraph-properties fo:margin-left="0cm" fo:margin-right="0cm" fo:text-align="justify" style:justify-single-word="false" fo:orphans="2" fo:widows="2" fo:text-indent="0cm" style:auto-text-indent="false"/>
      <style:text-properties officeooo:paragraph-rsid="00656576" fo:background-color="#ffff00"/>
    </style:style>
    <style:style style:name="P33" style:family="paragraph" style:parent-style-name="Standard">
      <style:paragraph-properties fo:margin-left="0cm" fo:margin-right="0cm" fo:text-align="justify" style:justify-single-word="false" fo:orphans="2" fo:widows="2" fo:text-indent="0cm" style:auto-text-indent="false"/>
      <style:text-properties officeooo:paragraph-rsid="00656576" fo:background-color="transparent"/>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35" style:family="paragraph" style:parent-style-name="Text_20_body">
      <style:text-properties officeooo:paragraph-rsid="004b780b"/>
    </style:style>
    <style:style style:name="P36" style:family="paragraph" style:parent-style-name="Text_20_body">
      <style:text-properties officeooo:paragraph-rsid="004dbc1f"/>
    </style:style>
    <style:style style:name="P37" style:family="paragraph" style:parent-style-name="Text_20_body">
      <style:text-properties officeooo:paragraph-rsid="004dbc1f" fo:background-color="#ffff00"/>
    </style:style>
    <style:style style:name="P38" style:family="paragraph" style:parent-style-name="Text_20_body">
      <style:text-properties officeooo:paragraph-rsid="005f3e98" fo:background-color="#ffff00"/>
    </style:style>
    <style:style style:name="P39" style:family="paragraph" style:parent-style-name="Text_20_body">
      <style:text-properties fo:font-variant="normal" fo:text-transform="none" fo:color="#333333" style:font-name="arial" fo:font-size="10.5pt" fo:letter-spacing="normal" fo:font-style="normal" fo:font-weight="normal" officeooo:paragraph-rsid="004b780b"/>
    </style:style>
    <style:style style:name="P40" style:family="paragraph" style:parent-style-name="Text_20_body">
      <style:text-properties fo:font-variant="normal" fo:text-transform="none" fo:color="#333333" fo:letter-spacing="normal" officeooo:rsid="005b3870" officeooo:paragraph-rsid="005b3870" style:font-name-asian="Arial" style:font-size-asian="10.5pt" style:font-style-asian="normal" style:font-weight-asian="normal"/>
    </style:style>
    <style:style style:name="P41" style:family="paragraph" style:parent-style-name="Text_20_body">
      <style:text-properties fo:font-variant="normal" fo:text-transform="none" fo:color="#333333" style:font-name="Segoe UI" fo:font-size="10.5pt" fo:letter-spacing="normal" fo:font-style="normal" fo:font-weight="normal" officeooo:rsid="005f3e98" officeooo:paragraph-rsid="005f3e98" style:font-name-asian="Segoe UI" style:font-size-asian="10.5pt" style:font-style-asian="normal" style:font-weight-asian="normal"/>
    </style:style>
    <style:style style:name="P42" style:family="paragraph" style:parent-style-name="Text_20_body">
      <style:text-properties fo:font-variant="normal" fo:text-transform="none" fo:color="#4f4f4f" style:font-name="arial" fo:font-size="10.5pt" fo:letter-spacing="normal" fo:font-style="normal" fo:font-weight="normal" officeooo:rsid="005279cc" officeooo:paragraph-rsid="004dbc1f" style:font-name-asian="PingFang SC" style:font-size-asian="10.5pt" style:font-style-asian="normal" style:font-weight-asian="normal" loext:padding="0cm" loext:border="none"/>
    </style:style>
    <style:style style:name="P43" style:family="paragraph" style:parent-style-name="Text_20_body">
      <style:text-properties fo:font-variant="normal" fo:text-transform="none" fo:color="#4f4f4f" style:font-name="arial" fo:font-size="10.5pt" fo:letter-spacing="normal" fo:font-style="normal" fo:font-weight="normal" officeooo:rsid="0055939c" officeooo:paragraph-rsid="0055939c" style:font-name-asian="PingFang SC" style:font-size-asian="10.5pt" style:font-style-asian="normal" style:font-weight-asian="normal" loext:padding="0cm" loext:border="none"/>
    </style:style>
    <style:style style:name="P44" style:family="paragraph" style:parent-style-name="Text_20_body">
      <style:text-properties fo:font-variant="normal" fo:text-transform="none" fo:color="#4f4f4f" fo:letter-spacing="normal" officeooo:paragraph-rsid="0055939c"/>
    </style:style>
    <style:style style:name="P45" style:family="paragraph" style:parent-style-name="Text_20_body">
      <style:text-properties fo:font-variant="normal" fo:text-transform="none" fo:color="#4f4f4f" fo:letter-spacing="normal" officeooo:paragraph-rsid="0055939c" fo:background-color="#ffff00"/>
    </style:style>
    <style:style style:name="P46" style:family="paragraph" style:parent-style-name="Text_20_body">
      <style:text-properties fo:font-variant="normal" fo:text-transform="none" fo:color="#4f4f4f" fo:letter-spacing="normal" officeooo:paragraph-rsid="005e686b" fo:background-color="#ffff00"/>
    </style:style>
    <style:style style:name="P47" style:family="paragraph" style:parent-style-name="Text_20_body">
      <style:text-properties fo:font-variant="normal" fo:text-transform="none" fo:color="#4f4f4f" fo:letter-spacing="normal" officeooo:rsid="005b3870" officeooo:paragraph-rsid="005b3870" fo:background-color="#ffff00"/>
    </style:style>
    <style:style style:name="P48" style:family="paragraph" style:parent-style-name="Text_20_body">
      <style:text-properties fo:font-variant="normal" fo:text-transform="none" fo:color="#4f4f4f" fo:letter-spacing="normal" officeooo:paragraph-rsid="005b3870"/>
    </style:style>
    <style:style style:name="P49" style:family="paragraph" style:parent-style-name="Text_20_body">
      <style:text-properties officeooo:paragraph-rsid="005e686b"/>
    </style:style>
    <style:style style:name="P50" style:family="paragraph" style:parent-style-name="Text_20_body">
      <style:text-properties officeooo:paragraph-rsid="005f3e98"/>
    </style:style>
    <style:style style:name="P51" style:family="paragraph" style:parent-style-name="Preformatted_20_Text">
      <style:text-properties officeooo:paragraph-rsid="0060dd58"/>
    </style:style>
    <style:style style:name="P52" style:family="paragraph" style:parent-style-name="Preformatted_20_Text">
      <style:text-properties fo:font-variant="normal" fo:text-transform="none" fo:color="#333333" style:font-name="Segoe UI" fo:font-size="10.5pt" fo:letter-spacing="normal" fo:font-style="normal" fo:font-weight="normal" officeooo:rsid="005f3e98" officeooo:paragraph-rsid="0060dd58" style:font-name-asian="PingFang SC1" style:font-size-asian="12pt" style:font-style-asian="normal" style:font-weight-asian="normal"/>
    </style:style>
    <style:style style:name="P53" style:family="paragraph" style:parent-style-name="Preformatted_20_Text">
      <style:text-properties officeooo:rsid="0060dd58" officeooo:paragraph-rsid="0060dd58" fo:background-color="#ffff00"/>
    </style:style>
    <style:style style:name="P54" style:family="paragraph" style:parent-style-name="Preformatted_20_Text">
      <style:paragraph-properties fo:margin-top="0.265cm" fo:margin-bottom="0.265cm" loext:contextual-spacing="false" style:line-height-at-least="0.767cm" fo:orphans="2" fo:widows="2" fo:padding="0cm" fo:border="none"/>
    </style:style>
    <style:style style:name="P5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PingFang SC" fo:font-size="12pt" fo:letter-spacing="normal" fo:font-style="normal" fo:font-weight="normal" officeooo:rsid="001ac12e" officeooo:paragraph-rsid="002a295b" style:font-name-asian="Verdana" style:font-size-asian="10.5pt" style:font-style-asian="normal" style:font-weight-asian="normal"/>
    </style:style>
    <style:style style:name="P5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9c433" officeooo:paragraph-rsid="00656576" fo:background-color="transparent" style:font-name-asian="apple-system" style:font-size-asian="10.5pt" style:font-style-asian="normal" style:font-weight-asian="bold" style:font-size-complex="10.5pt"/>
    </style:style>
    <style:style style:name="P5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6eb5aa" officeooo:paragraph-rsid="006eb5aa" fo:background-color="transparent" style:font-name-asian="apple-system" style:font-size-asian="10.5pt" style:font-style-asian="normal" style:font-weight-asian="bold" style:font-size-complex="10.5pt"/>
    </style:style>
    <style:style style:name="P5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Segoe UI" fo:font-size="10.5pt" fo:letter-spacing="normal" fo:font-style="normal" fo:font-weight="normal" officeooo:rsid="007c96bd" officeooo:paragraph-rsid="007c96bd" fo:background-color="transparent" style:font-name-asian="apple-system" style:font-size-asian="10.5pt" style:font-style-asian="normal" style:font-weight-asian="bold" style:font-size-complex="10.5pt"/>
    </style:style>
    <style:style style:name="P59" style:family="paragraph" style:parent-style-name="Standard">
      <style:paragraph-properties fo:margin-left="0cm" fo:margin-right="0cm" fo:text-align="justify" style:justify-single-word="false" fo:orphans="2" fo:widows="2" fo:text-indent="0cm" style:auto-text-indent="false"/>
      <style:text-properties officeooo:rsid="006eb5aa" officeooo:paragraph-rsid="006eb5aa" fo:background-color="#ffff00"/>
    </style:style>
    <style:style style:name="P60" style:family="paragraph" style:parent-style-name="Text_20_body">
      <style:text-properties fo:font-variant="normal" fo:text-transform="none" fo:color="#333333" style:font-name="Segoe UI" fo:font-size="10.5pt" fo:letter-spacing="normal" fo:font-style="normal" fo:font-weight="normal" officeooo:rsid="005f3e98" officeooo:paragraph-rsid="005f3e98" style:font-name-asian="Segoe UI" style:font-size-asian="10.5pt" style:font-style-asian="normal" style:font-weight-asian="normal"/>
    </style:style>
    <style:style style:name="P61" style:family="paragraph" style:parent-style-name="Text_20_body">
      <style:text-properties fo:font-variant="normal" fo:text-transform="none" fo:color="#333333" style:font-name="Segoe UI" fo:font-size="10.5pt" fo:letter-spacing="normal" fo:font-style="normal" fo:font-weight="normal" officeooo:rsid="006eb5aa" officeooo:paragraph-rsid="006eb5aa" style:font-name-asian="Segoe UI" style:font-size-asian="10.5pt" style:font-style-asian="normal" style:font-weight-asian="normal"/>
    </style:style>
    <style:style style:name="T1" style:family="text">
      <style:text-properties officeooo:rsid="000ea5a2"/>
    </style:style>
    <style:style style:name="T2" style:family="text">
      <style:text-properties style:font-name="PingFang SC" fo:font-size="10.5pt" fo:font-style="normal" fo:font-weight="normal"/>
    </style:style>
    <style:style style:name="T3" style:family="text">
      <style:text-properties style:font-name="PingFang SC" fo:font-size="10.5pt" fo:font-style="normal" fo:font-weight="normal" officeooo:rsid="001ac12e"/>
    </style:style>
    <style:style style:name="T4" style:family="text">
      <style:text-properties style:font-name="PingFang SC" fo:font-size="12pt" fo:font-style="normal" fo:font-weight="normal"/>
    </style:style>
    <style:style style:name="T5" style:family="text">
      <style:text-properties style:font-name="PingFang SC" fo:font-size="12pt" fo:font-style="normal" fo:font-weight="normal" style:font-name-asian="PingFang SC" style:font-size-asian="10.5pt" style:font-style-asian="normal" style:font-weight-asian="normal"/>
    </style:style>
    <style:style style:name="T6" style:family="text">
      <style:text-properties style:font-name="PingFang SC" fo:font-size="12pt" fo:font-style="normal" fo:font-weight="normal" officeooo:rsid="001ac12e" style:font-name-asian="PingFang SC" style:font-size-asian="10.5pt" style:font-style-asian="normal" style:font-weight-asian="normal"/>
    </style:style>
    <style:style style:name="T7" style:family="text">
      <style:text-properties style:font-name="PingFang SC" fo:font-size="12pt" fo:font-style="normal" fo:font-weight="normal" style:font-name-asian="PingFang SC" style:font-size-asian="12pt" style:font-style-asian="normal" style:font-weight-asian="normal"/>
    </style:style>
    <style:style style:name="T8" style:family="text">
      <style:text-properties style:font-name="PingFang SC" fo:font-size="12pt" fo:font-style="normal" fo:font-weight="normal" officeooo:rsid="001ac12e"/>
    </style:style>
    <style:style style:name="T9" style:family="text">
      <style:text-properties style:font-name="PingFang SC" fo:font-size="12pt" fo:font-style="normal" fo:font-weight="normal" officeooo:rsid="001d3b69"/>
    </style:style>
    <style:style style:name="T10" style:family="text">
      <style:text-properties style:font-name="PingFang SC" fo:font-size="12pt" fo:font-style="normal" fo:font-weight="normal" officeooo:rsid="0032a48e"/>
    </style:style>
    <style:style style:name="T11" style:family="text">
      <style:text-properties style:font-name="PingFang SC" fo:font-size="12pt" fo:font-style="normal" fo:font-weight="normal" officeooo:rsid="00617ad0" style:font-name-asian="Verdana" style:font-size-asian="9pt" style:font-style-asian="normal" style:font-weight-asian="normal"/>
    </style:style>
    <style:style style:name="T12" style:family="text">
      <style:text-properties style:font-name-asian="PingFang SC" style:font-size-asian="10.5pt" style:font-style-asian="normal" style:font-weight-asian="normal"/>
    </style:style>
    <style:style style:name="T13" style:family="text">
      <style:text-properties officeooo:rsid="0011af29" style:font-name-asian="PingFang SC" style:font-size-asian="10.5pt" style:font-style-asian="normal" style:font-weight-asian="normal"/>
    </style:style>
    <style:style style:name="T14" style:family="text">
      <style:text-properties style:font-name-asian="PingFang SC" style:font-size-asian="12pt" style:font-style-asian="normal" style:font-weight-asian="normal"/>
    </style:style>
    <style:style style:name="T15" style:family="text">
      <style:text-properties fo:background-color="transparent" loext:char-shading-value="0" style:font-name-asian="PingFang SC" style:font-size-asian="10.5pt" style:font-style-asian="normal" style:font-weight-asian="normal"/>
    </style:style>
    <style:style style:name="T16" style:family="text">
      <style:text-properties fo:color="#000000" style:font-name="Verdana" fo:font-size="9pt" fo:font-style="normal" fo:font-weight="normal"/>
    </style:style>
    <style:style style:name="T17" style:family="text">
      <style:text-properties fo:color="#000000" style:font-name="Verdana" fo:font-size="10.5pt" fo:font-style="normal" fo:font-weight="normal" officeooo:rsid="001ac12e"/>
    </style:style>
    <style:style style:name="T18" style:family="text">
      <style:text-properties fo:color="#000000" style:font-name="PingFang SC" fo:font-size="12pt" fo:font-style="normal" fo:font-weight="normal" style:font-name-asian="Verdana" style:font-size-asian="9pt" style:font-style-asian="normal" style:font-weight-asian="normal"/>
    </style:style>
    <style:style style:name="T19" style:family="text">
      <style:text-properties fo:color="#000000" style:font-name="PingFang SC" fo:font-size="12pt" fo:font-style="normal" fo:font-weight="normal" officeooo:rsid="00345402" style:font-name-asian="Verdana" style:font-size-asian="9pt" style:font-style-asian="normal" style:font-weight-asian="normal"/>
    </style:style>
    <style:style style:name="T20" style:family="text">
      <style:text-properties fo:color="#000000" style:font-name="PingFang SC" fo:font-size="12pt" fo:font-style="normal" fo:font-weight="normal" style:font-name-asian="Verdana" style:font-size-asian="10.5pt" style:font-style-asian="normal" style:font-weight-asian="normal"/>
    </style:style>
    <style:style style:name="T21" style:family="text">
      <style:text-properties fo:color="#000000" style:font-name="PingFang SC" fo:font-size="12pt" fo:font-style="normal" fo:font-weight="normal" officeooo:rsid="001ac12e" style:font-name-asian="Verdana" style:font-size-asian="10.5pt" style:font-style-asian="normal" style:font-weight-asian="normal"/>
    </style:style>
    <style:style style:name="T22" style:family="text">
      <style:text-properties fo:color="#000000" style:font-name="PingFang SC" fo:font-size="12pt" fo:font-style="normal" fo:font-weight="normal" style:font-name-asian="PingFang SC" style:font-size-asian="12pt" style:font-style-asian="normal" style:font-weight-asian="normal"/>
    </style:style>
    <style:style style:name="T23" style:family="text">
      <style:text-properties fo:color="#000000" style:font-name="PingFang SC" fo:font-size="12pt" fo:font-style="normal" fo:font-weight="normal" style:font-name-asian="PingFang SC" style:font-size-asian="10.5pt" style:font-style-asian="normal" style:font-weight-asian="normal"/>
    </style:style>
    <style:style style:name="T24" style:family="text">
      <style:text-properties fo:color="#000000" style:font-name="PingFang SC" fo:font-size="10.5pt" fo:font-style="normal" fo:font-weight="normal" style:font-name-asian="Verdana" style:font-size-asian="9pt" style:font-style-asian="normal" style:font-weight-asian="normal"/>
    </style:style>
    <style:style style:name="T25" style:family="text">
      <style:text-properties fo:font-variant="normal" fo:text-transform="none" fo:color="#000000" style:font-name="PingFang SC" fo:font-size="12pt" fo:letter-spacing="normal" fo:font-style="normal" fo:font-weight="normal" officeooo:rsid="00345402" style:font-name-asian="Verdana" style:font-size-asian="9pt" style:font-style-asian="normal" style:font-weight-asian="normal"/>
    </style:style>
    <style:style style:name="T26" style:family="text">
      <style:text-properties fo:font-variant="normal" fo:text-transform="none" fo:color="#000000" style:font-name="PingFang SC" fo:font-size="12pt" fo:letter-spacing="normal" fo:font-style="normal" fo:font-weight="normal" officeooo:rsid="00345402" style:font-name-asian="Verdana" style:font-size-asian="9pt" style:font-style-asian="normal" style:font-weight-asian="normal" loext:padding="0cm" loext:border="none"/>
    </style:style>
    <style:style style:name="T27" style:family="text">
      <style:text-properties fo:font-variant="normal" fo:text-transform="none" fo:color="#000000" style:font-name="PingFang SC" fo:font-size="12pt" fo:letter-spacing="normal" fo:font-style="normal" fo:font-weight="normal" officeooo:rsid="00345402" style:font-name-asian="PingFang SC" style:font-size-asian="10.5pt" style:font-style-asian="normal" style:font-weight-asian="normal" loext:padding="0cm" loext:border="none"/>
    </style:style>
    <style:style style:name="T28" style:family="text">
      <style:text-properties fo:font-variant="normal" fo:text-transform="none" fo:color="#000000" style:font-name="PingFang SC" fo:font-size="10.5pt" fo:letter-spacing="normal" fo:font-style="normal" fo:font-weight="normal" officeooo:rsid="00345402" style:font-name-asian="Verdana" style:font-size-asian="9pt" style:font-style-asian="normal" style:font-weight-asian="normal" loext:padding="0cm" loext:border="none"/>
    </style:style>
    <style:style style:name="T29" style:family="text">
      <style:text-properties fo:font-variant="normal" fo:text-transform="none" fo:color="#000000" style:font-name="PingFang SC" fo:font-size="10.5pt" fo:letter-spacing="normal" fo:font-style="normal" fo:font-weight="normal" officeooo:rsid="00345402" style:font-name-asian="PingFang SC" style:font-size-asian="10.5pt" style:font-style-asian="normal" style:font-weight-asian="normal" loext:padding="0cm" loext:border="none"/>
    </style:style>
    <style:style style:name="T30" style:family="text">
      <style:text-properties fo:font-variant="normal" fo:text-transform="none" fo:color="#000000" fo:letter-spacing="normal" style:font-name-asian="arial" style:font-size-asian="10.5pt" style:font-style-asian="normal" style:font-weight-asian="bold"/>
    </style:style>
    <style:style style:name="T31" style:family="text">
      <style:text-properties fo:font-variant="normal" fo:text-transform="none" fo:color="#000000" style:font-name="arial" fo:font-size="10.5pt" fo:letter-spacing="normal" fo:font-style="normal" fo:font-weight="bold"/>
    </style:style>
    <style:style style:name="T32" style:family="text">
      <style:text-properties fo:font-variant="normal" fo:text-transform="none" fo:color="#4f4f4f" fo:letter-spacing="normal" style:font-name-asian="PingFang SC" style:font-size-asian="12pt" style:font-style-asian="normal" style:font-weight-asian="normal"/>
    </style:style>
    <style:style style:name="T33" style:family="text">
      <style:text-properties fo:font-variant="normal" fo:text-transform="none" fo:color="#4f4f4f" style:font-name="PingFang SC" fo:font-size="12pt" fo:letter-spacing="normal" fo:font-style="normal" fo:font-weight="normal"/>
    </style:style>
    <style:style style:name="T34" style:family="text">
      <style:text-properties fo:font-variant="normal" fo:text-transform="none" fo:color="#4f4f4f" style:font-name="PingFang SC" fo:font-size="10.5pt" fo:letter-spacing="normal" fo:language="en" fo:country="US" fo:font-style="normal" fo:font-weight="normal" loext:padding="0cm" loext:border="none"/>
    </style:style>
    <style:style style:name="T35" style:family="text">
      <style:text-properties fo:font-variant="normal" fo:text-transform="none" fo:color="#4f4f4f" style:font-name="PingFang SC" fo:font-size="10.5pt" fo:letter-spacing="normal" fo:language="en" fo:country="US" fo:font-style="normal" fo:font-weight="normal" officeooo:rsid="0051ecc8" style:font-name-asian="PingFang SC" style:font-size-asian="10.5pt" style:font-style-asian="normal" style:font-weight-asian="normal" loext:padding="0cm" loext:border="none"/>
    </style:style>
    <style:style style:name="T36" style:family="text">
      <style:text-properties fo:font-variant="normal" fo:text-transform="none" fo:color="#4f4f4f" style:font-name="arial" fo:font-size="10.5pt" fo:letter-spacing="normal" fo:font-style="normal" fo:font-weight="normal" style:font-name-asian="PingFang SC" style:font-size-asian="10.5pt" style:font-style-asian="normal" style:font-weight-asian="normal" loext:padding="0cm" loext:border="none"/>
    </style:style>
    <style:style style:name="T37" style:family="text">
      <style:text-properties fo:font-variant="normal" fo:text-transform="none" fo:color="#4f4f4f" style:font-name="arial" fo:font-size="10.5pt" fo:letter-spacing="normal" fo:font-style="normal" fo:font-weight="normal" officeooo:rsid="0051ecc8" style:font-name-asian="PingFang SC" style:font-size-asian="10.5pt" style:font-style-asian="normal" style:font-weight-asian="normal" loext:padding="0cm" loext:border="none"/>
    </style:style>
    <style:style style:name="T38" style:family="text">
      <style:text-properties fo:font-variant="normal" fo:text-transform="none" fo:color="#4f4f4f" style:font-name="arial" fo:font-size="10.5pt" fo:letter-spacing="normal" fo:font-style="normal" fo:font-weight="normal" officeooo:rsid="005279cc" style:font-name-asian="PingFang SC" style:font-size-asian="10.5pt" style:font-style-asian="normal" style:font-weight-asian="normal" loext:padding="0cm" loext:border="none"/>
    </style:style>
    <style:style style:name="T39" style:family="text">
      <style:text-properties fo:font-variant="normal" fo:text-transform="none" fo:color="#4f4f4f" style:font-name="arial" fo:font-size="10.5pt" fo:letter-spacing="normal" fo:font-style="normal" fo:font-weight="normal" loext:padding="0cm" loext:border="none"/>
    </style:style>
    <style:style style:name="T40" style:family="text">
      <style:text-properties fo:font-variant="normal" fo:text-transform="none" fo:color="#333333" style:font-name="arial" fo:font-size="10.5pt" fo:letter-spacing="normal" fo:font-style="normal" fo:font-weight="normal"/>
    </style:style>
    <style:style style:name="T41" style:family="text">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T42" style:family="text">
      <style:text-properties fo:font-variant="normal" fo:text-transform="none" fo:color="#333333" style:font-name="arial" fo:font-size="10.5pt" fo:letter-spacing="normal" fo:font-style="normal" fo:font-weight="normal" officeooo:rsid="004dbc1f"/>
    </style:style>
    <style:style style:name="T43" style:family="text">
      <style:text-properties fo:font-variant="normal" fo:text-transform="none" fo:color="#333333" style:font-name="arial" fo:font-size="10.5pt" fo:letter-spacing="normal" fo:font-style="normal" fo:font-weight="normal" style:font-name-asian="PingFang SC" style:font-size-asian="10.5pt" style:font-style-asian="normal" style:font-weight-asian="normal" loext:padding="0cm" loext:border="none"/>
    </style:style>
    <style:style style:name="T44" style:family="text">
      <style:text-properties fo:font-variant="normal" fo:text-transform="none" fo:color="#333333" fo:letter-spacing="normal" style:font-name-asian="arial" style:font-size-asian="10.5pt" style:font-style-asian="normal" style:font-weight-asian="normal"/>
    </style:style>
    <style:style style:name="T45" style:family="text">
      <style:text-properties fo:font-variant="normal" fo:text-transform="none" fo:color="#333333" fo:letter-spacing="normal" style:font-name-asian="PingFang SC1" style:font-size-asian="12pt" style:font-style-asian="normal" style:font-weight-asian="normal"/>
    </style:style>
    <style:style style:name="T46" style:family="text">
      <style:text-properties fo:font-variant="normal" fo:text-transform="none" fo:color="#333333" fo:letter-spacing="normal" style:font-name-asian="Segoe UI" style:font-size-asian="10.5pt" style:font-style-asian="normal" style:font-weight-asian="normal"/>
    </style:style>
    <style:style style:name="T47" style:family="text">
      <style:text-properties fo:font-variant="normal" fo:text-transform="none" fo:color="#333333" style:font-name="Segoe UI" fo:font-size="10.5pt" fo:letter-spacing="normal" fo:font-style="normal" fo:font-weight="normal"/>
    </style:style>
    <style:style style:name="T48" style:family="text">
      <style:text-properties fo:font-variant="normal" fo:text-transform="none" fo:color="#333333" style:font-name="Segoe UI" fo:font-size="10.5pt" fo:letter-spacing="normal" fo:font-style="normal" fo:font-weight="normal" style:font-name-asian="Arial" style:font-size-asian="10.5pt" style:font-style-asian="normal" style:font-weight-asian="normal"/>
    </style:style>
    <style:style style:name="T49" style:family="text">
      <style:text-properties fo:font-variant="normal" fo:text-transform="none" fo:color="#333333" style:font-name="Segoe UI" fo:font-size="10.5pt" fo:letter-spacing="normal" fo:font-style="normal" fo:font-weight="normal" officeooo:rsid="005e686b" style:font-name-asian="Arial" style:font-size-asian="10.5pt" style:font-style-asian="normal" style:font-weight-asian="normal"/>
    </style:style>
    <style:style style:name="T50" style:family="text">
      <style:text-properties fo:font-variant="normal" fo:text-transform="none" fo:color="#333333" style:font-name="Segoe UI" fo:font-size="10.5pt" fo:letter-spacing="normal" fo:font-style="normal" fo:font-weight="normal" officeooo:rsid="005f3e98" style:font-name-asian="Arial" style:font-size-asian="10.5pt" style:font-style-asian="normal" style:font-weight-asian="normal"/>
    </style:style>
    <style:style style:name="T51" style:family="text">
      <style:text-properties fo:font-variant="normal" fo:text-transform="none" fo:color="#333333" style:font-name="Segoe UI" fo:font-size="10.5pt" fo:letter-spacing="normal" fo:font-style="normal" fo:font-weight="normal" style:font-name-asian="Segoe UI" style:font-size-asian="10.5pt" style:font-style-asian="normal" style:font-weight-asian="normal"/>
    </style:style>
    <style:style style:name="T52" style:family="text">
      <style:text-properties fo:font-variant="normal" fo:text-transform="none" fo:color="#333333" style:font-name="Segoe UI" fo:font-size="10.5pt" fo:letter-spacing="normal" fo:font-style="normal" fo:font-weight="normal" officeooo:rsid="005e686b" style:font-name-asian="Segoe UI" style:font-size-asian="10.5pt" style:font-style-asian="normal" style:font-weight-asian="normal"/>
    </style:style>
    <style:style style:name="T53" style:family="text">
      <style:text-properties fo:font-variant="normal" fo:text-transform="none" fo:color="#333333" style:font-name="Segoe UI" fo:font-size="10.5pt" fo:letter-spacing="normal" fo:font-style="normal" fo:font-weight="normal" officeooo:rsid="005f3e98" style:font-name-asian="Segoe UI" style:font-size-asian="10.5pt" style:font-style-asian="normal" style:font-weight-asian="normal"/>
    </style:style>
    <style:style style:name="T54" style:family="text">
      <style:text-properties fo:font-variant="normal" fo:text-transform="none" fo:color="#333333" style:font-name="Segoe UI" fo:font-size="10.5pt" fo:letter-spacing="normal" fo:font-style="normal" fo:font-weight="normal" officeooo:rsid="00345402" style:font-name-asian="Segoe UI" style:font-size-asian="10.5pt" style:font-style-asian="normal" style:font-weight-asian="normal"/>
    </style:style>
    <style:style style:name="T55" style:family="text">
      <style:text-properties fo:font-variant="normal" fo:text-transform="none" fo:color="#333333" style:font-name="Segoe UI" fo:font-size="10.5pt" fo:letter-spacing="normal" fo:font-style="normal" fo:font-weight="normal" officeooo:rsid="0061e445" style:font-name-asian="Segoe UI" style:font-size-asian="10.5pt" style:font-style-asian="normal" style:font-weight-asian="normal"/>
    </style:style>
    <style:style style:name="T56" style:family="text">
      <style:text-properties fo:font-variant="normal" fo:text-transform="none" fo:color="#333333" style:font-name="Segoe UI" fo:font-size="10.5pt" fo:letter-spacing="normal" fo:font-style="normal" fo:font-weight="normal" style:font-name-asian="Segoe UI" style:font-size-asian="10.5pt" style:font-style-asian="normal" style:font-weight-asian="normal" style:font-size-complex="10.5pt"/>
    </style:style>
    <style:style style:name="T57" style:family="text">
      <style:text-properties fo:font-variant="normal" fo:text-transform="none" fo:color="#333333" style:font-name="Segoe UI" fo:font-size="10.5pt" fo:letter-spacing="normal" fo:font-style="normal" fo:font-weight="normal" style:font-name-asian="PingFang SC1" style:font-size-asian="12pt" style:font-style-asian="normal" style:font-weight-asian="normal"/>
    </style:style>
    <style:style style:name="T58" style:family="text">
      <style:text-properties fo:font-variant="normal" fo:text-transform="none" fo:color="#333333" style:font-name="Segoe UI" fo:font-size="10.5pt" fo:letter-spacing="normal" fo:font-style="normal" fo:font-weight="normal" officeooo:rsid="005f3e98" style:font-name-asian="PingFang SC1" style:font-size-asian="12pt" style:font-style-asian="normal" style:font-weight-asian="normal"/>
    </style:style>
    <style:style style:name="T59" style:family="text">
      <style:text-properties fo:font-variant="normal" fo:text-transform="none" fo:color="#333333" style:font-name="Segoe UI" fo:font-size="10.5pt" fo:letter-spacing="normal" fo:font-style="normal" fo:font-weight="normal" style:font-name-asian="Verdana" style:font-size-asian="9pt" style:font-style-asian="normal" style:font-weight-asian="normal"/>
    </style:style>
    <style:style style:name="T60" style:family="text">
      <style:text-properties fo:font-variant="normal" fo:text-transform="none" fo:color="#333333" style:font-name="Segoe UI" fo:font-size="10.5pt" fo:letter-spacing="normal" fo:font-style="normal" fo:font-weight="normal" officeooo:rsid="00345402" style:font-name-asian="Verdana" style:font-size-asian="9pt" style:font-style-asian="normal" style:font-weight-asian="normal"/>
    </style:style>
    <style:style style:name="T61" style:family="text">
      <style:text-properties fo:font-variant="normal" fo:text-transform="none" fo:color="#333333" style:font-name="Segoe UI" fo:font-size="10.5pt" fo:letter-spacing="normal" fo:font-style="normal" fo:font-weight="normal" officeooo:rsid="0061e445" style:font-name-asian="Verdana" style:font-size-asian="9pt" style:font-style-asian="normal" style:font-weight-asian="normal"/>
    </style:style>
    <style:style style:name="T62" style:family="text">
      <style:text-properties fo:font-variant="normal" fo:text-transform="none" fo:color="#333333" style:font-name="Segoe UI" fo:font-size="10.5pt" fo:letter-spacing="normal" fo:font-style="normal" fo:font-weight="normal" officeooo:rsid="0063f90f" style:font-name-asian="Verdana" style:font-size-asian="9pt" style:font-style-asian="normal" style:font-weight-asian="normal"/>
    </style:style>
    <style:style style:name="T63" style:family="text">
      <style:text-properties fo:font-variant="normal" fo:text-transform="none" fo:color="#333333" style:font-name="Segoe UI" fo:font-size="10.5pt" fo:letter-spacing="normal" fo:font-style="normal" fo:font-weight="normal" officeooo:rsid="00656576" style:font-name-asian="Verdana" style:font-size-asian="9pt" style:font-style-asian="normal" style:font-weight-asian="normal"/>
    </style:style>
    <style:style style:name="T64" style:family="text">
      <style:text-properties fo:font-variant="normal" fo:text-transform="none" fo:color="#333333" style:font-name="Segoe UI" fo:font-size="10.5pt" fo:letter-spacing="normal" fo:font-style="normal" fo:font-weight="normal" officeooo:rsid="0061e445" style:font-name-asian="Verdana" style:font-size-asian="10.5pt" style:font-style-asian="normal" style:font-weight-asian="normal" style:font-size-complex="10.5pt"/>
    </style:style>
    <style:style style:name="T65" style:family="text">
      <style:text-properties fo:font-variant="normal" fo:text-transform="none" fo:color="#333333" style:font-name="Segoe UI" fo:font-size="10.5pt" fo:letter-spacing="normal" fo:font-style="normal" fo:font-weight="normal" officeooo:rsid="0061e445" fo:background-color="#ffff00" loext:char-shading-value="0" style:font-name-asian="Verdana" style:font-size-asian="9pt" style:font-style-asian="normal" style:font-weight-asian="normal"/>
    </style:style>
    <style:style style:name="T66" style:family="text">
      <style:text-properties fo:font-variant="normal" fo:text-transform="none" fo:color="#333333" style:font-name="Segoe UI" fo:font-size="10.5pt" fo:letter-spacing="normal" fo:font-style="normal" fo:font-weight="normal" officeooo:rsid="0061e445" fo:background-color="#ffff00" loext:char-shading-value="0" style:font-name-asian="Segoe UI" style:font-size-asian="10.5pt" style:font-style-asian="normal" style:font-weight-asian="normal"/>
    </style:style>
    <style:style style:name="T67" style:family="text">
      <style:text-properties fo:font-variant="normal" fo:text-transform="none" fo:color="#333333" style:font-name="Segoe UI" fo:font-size="10.5pt" fo:letter-spacing="normal" fo:font-style="normal" fo:font-weight="normal" style:font-name-asian="PingFang SC" style:font-size-asian="10.5pt" style:font-style-asian="normal" style:font-weight-asian="bold" style:font-size-complex="10.5pt"/>
    </style:style>
    <style:style style:name="T68" style:family="text">
      <style:text-properties fo:font-variant="normal" fo:text-transform="none" fo:color="#333333" style:font-name="Segoe UI" fo:font-size="10.5pt" fo:letter-spacing="normal" fo:font-style="normal" fo:font-weight="normal" officeooo:rsid="0061e445" style:font-name-asian="PingFang SC" style:font-size-asian="10.5pt" style:font-style-asian="normal" style:font-weight-asian="bold" style:font-size-complex="10.5pt"/>
    </style:style>
    <style:style style:name="T69" style:family="text">
      <style:text-properties fo:font-variant="normal" fo:text-transform="none" fo:color="#333333" style:font-name="Segoe UI" fo:font-size="10.5pt" fo:letter-spacing="normal" fo:font-style="normal" fo:font-weight="normal" officeooo:rsid="0062d9fd" style:font-name-asian="PingFang SC" style:font-size-asian="10.5pt" style:font-style-asian="normal" style:font-weight-asian="bold" style:font-size-complex="10.5pt"/>
    </style:style>
    <style:style style:name="T70" style:family="text">
      <style:text-properties fo:font-variant="normal" fo:text-transform="none" fo:color="#333333" style:font-name="Segoe UI" fo:font-size="10.5pt" fo:letter-spacing="normal" fo:font-style="normal" fo:font-weight="normal" style:font-name-asian="apple-system" style:font-size-asian="10.5pt" style:font-style-asian="normal" style:font-weight-asian="bold" style:font-size-complex="10.5pt"/>
    </style:style>
    <style:style style:name="T71" style:family="text">
      <style:text-properties fo:font-variant="normal" fo:text-transform="none" fo:color="#333333" style:font-name="Segoe UI" fo:font-size="10.5pt" fo:letter-spacing="normal" fo:font-style="normal" fo:font-weight="normal" officeooo:rsid="00656576" style:font-name-asian="apple-system" style:font-size-asian="10.5pt" style:font-style-asian="normal" style:font-weight-asian="bold" style:font-size-complex="10.5pt"/>
    </style:style>
    <style:style style:name="T72" style:family="text">
      <style:text-properties fo:font-variant="normal" fo:text-transform="none" fo:color="#333333" style:font-name="Segoe UI" fo:font-size="10.5pt" fo:letter-spacing="normal" fo:font-style="normal" fo:font-weight="normal" officeooo:rsid="00677820" style:font-name-asian="apple-system" style:font-size-asian="10.5pt" style:font-style-asian="normal" style:font-weight-asian="bold" style:font-size-complex="10.5pt"/>
    </style:style>
    <style:style style:name="T73" style:family="text">
      <style:text-properties fo:font-variant="normal" fo:text-transform="none" fo:color="#333333" style:font-name="Segoe UI" fo:font-size="10.5pt" fo:letter-spacing="normal" fo:font-style="normal" fo:font-weight="normal" officeooo:rsid="00693157" style:font-name-asian="apple-system" style:font-size-asian="10.5pt" style:font-style-asian="normal" style:font-weight-asian="bold" style:font-size-complex="10.5pt"/>
    </style:style>
    <style:style style:name="T74" style:family="text">
      <style:text-properties fo:font-variant="normal" fo:text-transform="none" fo:color="#333333" style:font-name="Segoe UI" fo:font-size="10.5pt" fo:letter-spacing="normal" fo:font-style="normal" fo:font-weight="normal" officeooo:rsid="0069c433" style:font-name-asian="apple-system" style:font-size-asian="10.5pt" style:font-style-asian="normal" style:font-weight-asian="bold" style:font-size-complex="10.5pt"/>
    </style:style>
    <style:style style:name="T75" style:family="text">
      <style:text-properties fo:font-variant="normal" fo:text-transform="none" fo:color="#333333" style:font-name="Segoe UI" fo:font-size="10.5pt" fo:letter-spacing="normal" fo:font-style="normal" fo:font-weight="normal" officeooo:rsid="006eb5aa" fo:background-color="transparent" loext:char-shading-value="0" style:font-name-asian="apple-system" style:font-size-asian="10.5pt" style:font-style-asian="normal" style:font-weight-asian="bold" style:font-size-complex="10.5pt"/>
    </style:style>
    <style:style style:name="T76" style:family="text">
      <style:text-properties fo:font-variant="normal" fo:text-transform="none" fo:color="#333333" style:font-name="PingFang SC" fo:font-size="10.5pt" fo:letter-spacing="normal" fo:font-style="normal" fo:font-weight="bold" officeooo:rsid="0061e445" style:font-name-asian="Verdana" style:font-size-asian="10.5pt" style:font-style-asian="normal" style:font-weight-asian="normal" style:font-size-complex="10.5pt"/>
    </style:style>
    <style:style style:name="T77" style:family="text">
      <style:text-properties fo:font-variant="normal" fo:text-transform="none" fo:color="#333333" style:font-name="apple-system" fo:font-size="10.5pt" fo:letter-spacing="normal" fo:font-style="normal" fo:font-weight="bold" officeooo:rsid="00656576" style:font-name-asian="Verdana" style:font-size-asian="10.5pt" style:font-style-asian="normal" style:font-weight-asian="normal" style:font-size-complex="10.5pt"/>
    </style:style>
    <style:style style:name="T78" style:family="text">
      <style:text-properties fo:font-variant="normal" fo:text-transform="none" fo:color="#3f88bf" style:text-line-through-style="none" style:text-line-through-type="none" style:font-name="Segoe UI" fo:font-size="10.5pt" fo:letter-spacing="normal" fo:font-style="normal" style:text-underline-style="none" fo:font-weight="normal" officeooo:rsid="005f3e98" style:text-blinking="false" style:font-name-asian="PingFang SC1" style:font-size-asian="12pt" style:font-style-asian="normal" style:font-weight-asian="normal"/>
    </style:style>
    <style:style style:name="T79" style:family="text">
      <style:text-properties fo:font-variant="normal" fo:text-transform="none" fo:color="#3f88bf" style:text-line-through-style="none" style:text-line-through-type="none" fo:letter-spacing="normal" style:text-underline-style="none" style:text-blinking="false" style:font-name-asian="PingFang SC1" style:font-size-asian="12pt" style:font-style-asian="normal" style:font-weight-asian="normal"/>
    </style:style>
    <style:style style:name="T80" style:family="text">
      <style:text-properties fo:color="#454545"/>
    </style:style>
    <style:style style:name="T81" style:family="text">
      <style:text-properties fo:color="#333333"/>
    </style:style>
    <style:style style:name="T82" style:family="text">
      <style:text-properties fo:color="#333333" style:font-name="Arial" fo:font-size="10.5pt" fo:font-style="normal" fo:font-weight="normal"/>
    </style:style>
    <style:style style:name="T83" style:family="text">
      <style:text-properties fo:color="#333333" style:font-name="Arial" fo:font-size="10.5pt" fo:font-style="normal" fo:font-weight="normal" style:font-name-asian="Arial" style:font-size-asian="10.5pt" style:font-style-asian="normal" style:font-weight-asian="normal"/>
    </style:style>
    <style:style style:name="T84" style:family="text">
      <style:text-properties fo:color="#333333" style:font-name-asian="Arial" style:font-size-asian="10.5pt" style:font-style-asian="normal" style:font-weight-asian="normal"/>
    </style:style>
    <style:style style:name="T85" style:family="text">
      <style:text-properties fo:color="#333333" officeooo:rsid="005b3870" style:font-name-asian="Arial" style:font-size-asian="10.5pt" style:font-style-asian="normal" style:font-weight-asian="normal"/>
    </style:style>
    <style:style style:name="T86" style:family="text">
      <style:text-properties fo:color="#333333" officeooo:rsid="005e686b" style:font-name-asian="Arial" style:font-size-asian="10.5pt" style:font-style-asian="normal" style:font-weight-asian="normal"/>
    </style:style>
    <style:style style:name="T87" style:family="text">
      <style:text-properties fo:color="#333333" style:font-name="Microsoft YaHei" fo:font-size="10.5pt" fo:font-style="normal" fo:font-weight="normal" style:font-name-asian="Arial" style:font-size-asian="10.5pt" style:font-style-asian="normal" style:font-weight-asian="normal"/>
    </style:style>
    <style:style style:name="T88" style:family="text">
      <style:text-properties fo:color="#333333" style:font-name-asian="Microsoft YaHei" style:font-size-asian="10.5pt" style:font-style-asian="normal" style:font-weight-asian="normal"/>
    </style:style>
    <style:style style:name="T89" style:family="text">
      <style:text-properties fo:color="#333333" style:font-name="Segoe UI" fo:font-size="10.5pt" fo:font-style="normal" fo:font-weight="normal" style:font-name-asian="Arial" style:font-size-asian="10.5pt" style:font-style-asian="normal" style:font-weight-asian="normal"/>
    </style:style>
    <style:style style:name="T90" style:family="text">
      <style:text-properties fo:color="#333333" style:font-name="Segoe UI" fo:font-size="10.5pt" fo:font-style="normal" fo:font-weight="normal" officeooo:rsid="005e686b" style:font-name-asian="Arial" style:font-size-asian="10.5pt" style:font-style-asian="normal" style:font-weight-asian="normal"/>
    </style:style>
    <style:style style:name="T91" style:family="text">
      <style:text-properties fo:color="#333333" style:font-name="Segoe UI" fo:font-size="10.5pt" fo:font-style="normal" fo:font-weight="normal" style:font-name-asian="Segoe UI" style:font-size-asian="10.5pt" style:font-style-asian="normal" style:font-weight-asian="normal"/>
    </style:style>
    <style:style style:name="T92" style:family="text">
      <style:text-properties officeooo:rsid="00439ee8"/>
    </style:style>
    <style:style style:name="T93" style:family="text">
      <style:text-properties officeooo:rsid="004b780b"/>
    </style:style>
    <style:style style:name="T94" style:family="text">
      <style:text-properties style:font-name="Arial" fo:font-size="10.5pt" fo:font-style="normal" fo:font-weight="normal"/>
    </style:style>
    <style:style style:name="T95" style:family="text">
      <style:text-properties style:font-name-asian="Arial" style:font-size-asian="10.5pt" style:font-style-asian="normal" style:font-weight-asian="normal"/>
    </style:style>
    <style:style style:name="T96" style:family="text">
      <style:text-properties style:font-name="arial" fo:font-size="10.5pt" fo:font-style="normal" fo:font-weight="normal" officeooo:rsid="0055939c" style:font-name-asian="PingFang SC" style:font-size-asian="10.5pt" style:font-style-asian="normal" style:font-weight-asian="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text:span>数组和链表的区别</text:p>
      <text:p text:style-name="P2"/>
      <text:p text:style-name="P3"><text:span text:style-name="T13">2:</text:span><text:span text:style-name="T2">STL</text:span><text:span text:style-name="T12">中有哪些容器，它们之间的区别</text:span></text:p>
      <text:p text:style-name="P7"><text:span text:style-name="T15"><text:tab/></text:span><text:span text:style-name="T14">标准</text:span><text:span text:style-name="T5">STL</text:span><text:span text:style-name="T14">序列容器：</text:span><text:span text:style-name="T5">vector</text:span><text:span text:style-name="T14">、</text:span><text:span text:style-name="T5">string</text:span><text:span text:style-name="T14">、</text:span><text:span text:style-name="T5">deque</text:span><text:span text:style-name="T14">和</text:span><text:span text:style-name="T5">list</text:span></text:p>
      <text:p text:style-name="P7"><text:span text:style-name="T5"><text:tab/></text:span><text:span text:style-name="T7">标准</text:span><text:span text:style-name="T5">STL</text:span><text:span text:style-name="T7">关联容器：</text:span><text:span text:style-name="T5">set</text:span><text:span text:style-name="T7">、</text:span><text:span text:style-name="T5">multiset</text:span><text:span text:style-name="T7">、</text:span><text:span text:style-name="T5">map</text:span><text:span text:style-name="T7">和</text:span><text:span text:style-name="T5">multimap</text:span></text:p>
      <text:p text:style-name="P7"><text:tab/><text:span text:style-name="T14">非标准序列容器</text:span><text:span text:style-name="T4">slist</text:span><text:span text:style-name="T14">和</text:span><text:span text:style-name="T4">rope</text:span></text:p>
      <text:p text:style-name="P11"/>
      <text:p text:style-name="P4"><text:span text:style-name="T10">3</text:span><text:span text:style-name="T8">:</text:span><text:span text:style-name="T3">vector</text:span><text:span text:style-name="T6">和</text:span><text:span text:style-name="T3">list</text:span><text:span text:style-name="T6">的区别</text:span></text:p>
      <text:p text:style-name="P9"><text:span text:style-name="T8"><text:tab/>vector类似于数组，</text:span><text:span text:style-name="T21">能高效的进行随机存取，时间复杂度为</text:span><text:span text:style-name="T17">o(1);</text:span></text:p>
      <text:p text:style-name="P9"><text:span text:style-name="T8"><text:tab/>list类似于链表，</text:span><text:span text:style-name="T21">只能通过指针访问数据，所以</text:span><text:span text:style-name="T17">list</text:span><text:span text:style-name="T21">的随机存取非常没有效率，时间复杂度为</text:span><text:span text:style-name="T17">o(n);</text:span></text:p>
      <text:p text:style-name="P12"><text:tab/>所以vector的迭代器可以+1，而list不可以.</text:p>
      <text:p text:style-name="P12"/>
      <text:p text:style-name="P9"><text:span text:style-name="T21"><text:tab/><text:tab/>总之，如果需要高效的随机存取，而不在乎插入和删除的效率，使用</text:span><text:span text:style-name="T17">vector;</text:span><text:span text:style-name="T8"><text:line-break/><text:tab/></text:span><text:span text:style-name="T21">如果需要大量的插入和删除，而不关心随机存取，则应使用</text:span><text:span text:style-name="T17">list</text:span><text:span text:style-name="T21">。</text:span></text:p>
      <text:p text:style-name="P55"/>
      <text:p text:style-name="P10"><text:span text:style-name="T21">V</text:span><text:span text:style-name="T20">ector 的capacity保存的就是<text:tab/>可以存放的元素个数</text:span></text:p>
      <text:p text:style-name="P7"/>
      <text:p text:style-name="P11"/>
      <text:p text:style-name="P6"><text:span text:style-name="T10">4</text:span><text:span text:style-name="T8">:</text:span><text:span text:style-name="T4">vector的push_back实现原理</text:span></text:p>
      <text:p text:style-name="P8"><text:span text:style-name="T9"><text:tab/></text:span><text:span text:style-name="T16">vector</text:span><text:span text:style-name="T18">是一段连续的内存空间。</text:span><text:span text:style-name="T16">start</text:span><text:span text:style-name="T18">，</text:span><text:span text:style-name="T16">finish</text:span><text:span text:style-name="T18">，</text:span><text:span text:style-name="T16">end_of_storage</text:span><text:span text:style-name="T18">三个指针描述了空间状态，这三个是普通的指针。</text:span><text:span text:style-name="T16">start</text:span><text:span text:style-name="T18">到</text:span><text:span text:style-name="T16">finish</text:span><text:span text:style-name="T18">是已经使用的内存，里面有元素。</text:span><text:span text:style-name="T16">finish</text:span><text:span text:style-name="T18">到</text:span><text:span text:style-name="T16">end_of_storage</text:span><text:span text:style-name="T18">是未使用的内存，里面没有元素。</text:span></text:p>
      <text:p text:style-name="P8"><text:span text:style-name="T18">vector</text:span><text:span text:style-name="T22">有预存的内存（</text:span><text:span text:style-name="T18">capacity</text:span><text:span text:style-name="T22">），如果存入的元素大于了</text:span><text:span text:style-name="T18">capacity</text:span><text:span text:style-name="T22">，就重新分配一个比原来</text:span><text:span text:style-name="T18">capacity</text:span><text:span text:style-name="T22">大两倍的内存</text:span></text:p>
      <text:p text:style-name="P13"/>
      <text:p text:style-name="P5"><text:span text:style-name="T19">5:</text:span><text:span text:style-name="T24">map</text:span><text:span text:style-name="T23">和</text:span><text:span text:style-name="T24">hash_map</text:span><text:span text:style-name="T23">的区别</text:span></text:p>
      <text:p text:style-name="P21"><text:span text:style-name="T25"><text:tab/></text:span><text:span text:style-name="T26"> </text:span><text:span text:style-name="T28">STL</text:span><text:span text:style-name="T27">的</text:span><text:span text:style-name="T28">map</text:span><text:span text:style-name="T27">底层是用红黑树实现的，查找时间复杂度是</text:span><text:span text:style-name="T28">log(n)</text:span><text:span text:style-name="T27">；</text:span></text:p>
      <text:p text:style-name="P22"><text:span text:style-name="T27"><text:tab/> </text:span><text:span text:style-name="T29">STL</text:span><text:span text:style-name="T27">的</text:span><text:span text:style-name="T29">hash_map</text:span><text:span text:style-name="T27">底层是用</text:span><text:span text:style-name="T29">hash</text:span><text:span text:style-name="T27">表存储的，查询时间复杂度是</text:span><text:span text:style-name="T29">O(1)</text:span><text:span text:style-name="T27">；</text:span></text:p>
      <text:p text:style-name="P23"><text:span text:style-name="T27"><text:tab/>一般情况下，如果记录非常大，考虑</text:span><text:span text:style-name="T29">hash_map</text:span><text:span text:style-name="T27">，查找效率会高很多，如果要考虑内存消耗，则要谨慎使用</text:span><text:span text:style-name="T29">hash_map</text:span><text:span text:style-name="T27">。</text:span></text:p>
      <text:p text:style-name="P14"/>
      <text:p text:style-name="P15">6:分析线性表、二叉平衡树和哈希表存储数据时各自的优劣。</text:p>
      <text:p text:style-name="Standard"><text:span text:style-name="T80"><text:tab/>链式：优点：插入和删除不需要移动，空间有效利用缺点：大量访问操作时不如顺序存储结构。</text:span> </text:p>
      <text:p text:style-name="Standard"><text:span text:style-name="T80"><text:tab/>顺序：优点：可随机存取表中任一元素。缺点：插入或删除操作时，需大量移动元素。</text:span> </text:p>
      <text:p text:style-name="Standard"><text:span text:style-name="T81"><text:tab/>二叉平衡数存储，查找O(lgn), 插入O(lgn);</text:span> </text:p>
      <text:p text:style-name="Standard"><text:span text:style-name="T81"><text:tab/>优点在平衡树中按序查找方便，</text:span> <text:span text:style-name="T81">缺点二叉平衡树的实现代价比较高。</text:span> </text:p>
      <text:p text:style-name="Standard"><text:span text:style-name="T81"><text:tab/>哈希表存储，查找O(1),插入O(1)。    缺点：不能显示序的信息，不能找出最大最小值。</text:span> </text:p>
      <text:p text:style-name="Standard"><text:tab/>二叉平衡树O(lgn)比哈希表O(1)不会大太多，若储存的数有序的要求，用二叉平衡树比哈希要好 </text:p>
      <text:p text:style-name="Standard"/>
      <text:p text:style-name="P1"><text:span text:style-name="T92">7:</text:span><text:span text:style-name="T40">B</text:span><text:span text:style-name="T44">树、存储模型（</text:span><text:span text:style-name="Strong_20_Emphasis"><text:span text:style-name="T31">B</text:span></text:span><text:span text:style-name="Strong_20_Emphasis"><text:span text:style-name="T30">树、</text:span></text:span><text:span text:style-name="Strong_20_Emphasis"><text:span text:style-name="T31">B+</text:span></text:span><text:span text:style-name="Strong_20_Emphasis"><text:span text:style-name="T30">树与数据库引擎这块是热门问题</text:span></text:span><text:span text:style-name="T44">）</text:span></text:p>
      <text:p text:style-name="P1"><text:span text:style-name="T92"><text:tab/></text:span><text:span text:style-name="T33">B</text:span><text:span text:style-name="T32">树是为了提高磁盘或外部存储设备查找效率而产生的一种多路平衡查找树。</text:span></text:p>
      <text:p text:style-name="Text_20_body"/>
      <text:p text:style-name="P35"><text:span text:style-name="T93">8:</text:span><text:span text:style-name="T40">linux  select poll epoll<text:tab/></text:span></text:p>
      <text:p text:style-name="P39"><text:soft-page-break/></text:p>
      <text:p text:style-name="P39"/>
      <text:p text:style-name="P37"><text:span text:style-name="T42">9:</text:span><text:span text:style-name="T41">哈希表时间复杂度如何</text:span><text:span text:style-name="T40">?</text:span><text:span text:style-name="T41">冲突了如何解</text:span><text:span text:style-name="T40">?</text:span></text:p>
      <text:p text:style-name="P36"><text:span text:style-name="T43"><text:tab/><text:tab/></text:span><text:span text:style-name="T36">构造哈希函数的原则是：</text:span><text:span text:style-name="T39">①</text:span><text:span text:style-name="T36">函数本身便于计算；</text:span><text:span text:style-name="T39">②</text:span><text:span text:style-name="T36">计算出来的地址分布均匀，即对任一关键字<text:tab/></text:span><text:span text:style-name="T34">k</text:span><text:span text:style-name="T36">，</text:span><text:span text:style-name="T34">f(k) </text:span><text:span text:style-name="T36">对应不同地址的概率相等，目的是尽可能减少冲突。</text:span></text:p>
      <text:p text:style-name="P36"><text:span text:style-name="T36"><text:tab/></text:span><text:span text:style-name="T37">冲突解决方式</text:span></text:p>
      <text:p text:style-name="P36"><text:span text:style-name="T37"><text:tab/><text:tab/></text:span><text:span text:style-name="T35">1.</text:span><text:span text:style-name="T37">开放定址法</text:span></text:p>
      <text:p text:style-name="P36"><text:span text:style-name="T37"><text:tab/><text:tab/></text:span><text:span text:style-name="T35">2.</text:span><text:span text:style-name="T37">再哈希法</text:span></text:p>
      <text:p text:style-name="P36"><text:span text:style-name="T37"><text:tab/><text:tab/></text:span><text:span text:style-name="T38">3.链地址法</text:span></text:p>
      <text:p text:style-name="P42"><text:tab/><text:tab/>4.建立公共溢出区</text:p>
      <text:p text:style-name="P42"/>
      <text:p text:style-name="P45"><text:span text:style-name="T96">10:</text:span><text:span text:style-name="T82">Struct </text:span><text:span text:style-name="T84">和</text:span><text:span text:style-name="T82">class </text:span><text:span text:style-name="T84">的区别。</text:span></text:p>
      <text:p text:style-name="P44"><text:span text:style-name="T84"><text:tab/></text:span><text:span text:style-name="T83">C++</text:span><text:span text:style-name="T84">中两者的唯一区别在于：</text:span><text:span text:style-name="T83">Class</text:span><text:span text:style-name="T84">定义中默认情况下的成员都是私有的，而结构</text:span><text:span text:style-name="T83">Struct</text:span><text:span text:style-name="T84">定义中默认情况下的成员都是公有的。</text:span></text:p>
      <text:p text:style-name="P34"><text:span text:style-name="T95"><text:tab/>在</text:span><text:span text:style-name="T94">C</text:span><text:span text:style-name="T95">中，结构中不能有成员函数，而在</text:span><text:span text:style-name="T94">C++</text:span><text:span text:style-name="T95">中可以有成员函数</text:span><text:span text:style-name="T94">.</text:span></text:p>
      <text:p text:style-name="P44"/>
      <text:p text:style-name="P47"><text:span text:style-name="T86">11:</text:span><text:span text:style-name="T84">函数调用过程</text:span></text:p>
      <text:p text:style-name="P48"><text:span text:style-name="T85"><text:tab/></text:span><text:span text:style-name="T88">在函数调用时，第一个进栈的是主函数中后的下一条指令（函数调用语句的下一条可执行语句）的地址，然后是函数的各个参数，在大多数的</text:span><text:span text:style-name="T87">C</text:span><text:span text:style-name="T88">编译器中，参数是由右往左入栈的，然后是函数中的局部变量。</text:span></text:p>
      <text:p text:style-name="P40"/>
      <text:p text:style-name="P46"><text:span text:style-name="T85">1</text:span><text:span text:style-name="T86">2</text:span><text:span text:style-name="T90">:</text:span><text:span text:style-name="T89">ICMP</text:span><text:span text:style-name="T91">是什么协议</text:span><text:span text:style-name="T89">,</text:span><text:span text:style-name="T91">处于哪一层</text:span><text:span text:style-name="T89">?</text:span></text:p>
      <text:p text:style-name="P49"><text:span text:style-name="T49"><text:tab/>Internet</text:span><text:span text:style-name="T52">控制报文协议，处于网络层（</text:span><text:span text:style-name="T49">IP</text:span><text:span text:style-name="T52">层）</text:span><text:span text:style-name="T90"><text:line-break/></text:span></text:p>
      <text:p text:style-name="P38"><text:span text:style-name="T49">1</text:span><text:span text:style-name="T50">3:</text:span><text:span text:style-name="T51">触发器怎么工作的</text:span><text:span text:style-name="T48">?</text:span></text:p>
      <text:p text:style-name="P50"><text:span text:style-name="T50"><text:tab/></text:span><text:span text:style-name="T53">触发器主要是通过事件进行触发而被执行的，当对某一表进行诸如</text:span><text:span text:style-name="T50">UPDATE</text:span><text:span text:style-name="T53">、 </text:span><text:span text:style-name="T50">INSERT<text:line-break/><text:line-break/></text:span><text:span text:style-name="T53">、 </text:span><text:span text:style-name="T50">DELETE </text:span><text:span text:style-name="T53">这些操作时，数据库就会自动执行触发器所定义的</text:span><text:span text:style-name="T50">SQL </text:span><text:span text:style-name="T53">语句，从而确保对数</text:span><text:span text:style-name="T50"><text:line-break/><text:line-break/></text:span><text:span text:style-name="T53">据的处理必须符合由这些</text:span><text:span text:style-name="T50">SQL </text:span><text:span text:style-name="T53">语句所定义的规则。</text:span></text:p>
      <text:p text:style-name="P41"/>
      <text:p text:style-name="P41"/>
      <text:p text:style-name="P61"><text:soft-page-break/></text:p>
      <text:p text:style-name="P41"/>
      <text:p text:style-name="P52"><text:bookmark text:name="best-content-2377818783"/>　</text:p>
      <text:p text:style-name="P52"/>
      <text:p text:style-name="P52"/>
      <text:p text:style-name="P52"/>
      <text:p text:style-name="P52"/>
      <text:p text:style-name="P52"><text:tab/></text:p>
      <text:p text:style-name="P53"><text:span text:style-name="T58">1</text:span><text:span text:style-name="T57">4:动态连接库的两种方式</text:span></text:p>
      <text:p text:style-name="P51"><text:span text:style-name="T58"><text:tab/>第一种是静态链接方式，在这种方式下，</text:span><text:a xlink:type="simple" xlink:href="https://www.baidu.com/s?wd=动态链接库&amp;tn=44039180_cpr&amp;fenlei=mv6quAkxTZn0IZRqIHckPjm4nH00T1dBuWNhnhD4mhD4nH6suWmd0ZwV5Hcvrjm3rH6sPfKWUMw85HfYnjn4nH6sgvPsT6KdThsqpZwYTjCEQLGCpyw9Uz4Bmy-bIi4WUvYETgN-TLwGUv3En1c4nWTLPHn4rjn3PHTzrjfd" office:target-frame-name="_blank" xlink:show="new" text:style-name="Internet_20_link" text:visited-style-name="Visited_20_Internet_20_Link"><text:span text:style-name="T78">动态链接库</text:span></text:a><text:span text:style-name="T58">中的所有数据代码都将拷贝到调用程序的</text:span><text:a xlink:type="simple" xlink:href="https://www.baidu.com/s?wd=代码空间&amp;tn=44039180_cpr&amp;fenlei=mv6quAkxTZn0IZRqIHckPjm4nH00T1dBuWNhnhD4mhD4nH6suWmd0ZwV5Hcvrjm3rH6sPfKWUMw85HfYnjn4nH6sgvPsT6KdThsqpZwYTjCEQLGCpyw9Uz4Bmy-bIi4WUvYETgN-TLwGUv3En1c4nWTLPHn4rjn3PHTzrjfd" office:target-frame-name="_blank" xlink:show="new" text:style-name="Internet_20_link" text:visited-style-name="Visited_20_Internet_20_Link"><text:span text:style-name="T78">代码空间</text:span></text:a><text:span text:style-name="T58">中去，此时它和调用程序本身的函数没有什么区别；</text:span></text:p>
      <text:p text:style-name="P54"><text:span text:style-name="T45">　　第二种是动态链接方式，在这种方式下，</text:span><text:a xlink:type="simple" xlink:href="https://www.baidu.com/s?wd=动态链接库&amp;tn=44039180_cpr&amp;fenlei=mv6quAkxTZn0IZRqIHckPjm4nH00T1dBuWNhnhD4mhD4nH6suWmd0ZwV5Hcvrjm3rH6sPfKWUMw85HfYnjn4nH6sgvPsT6KdThsqpZwYTjCEQLGCpyw9Uz4Bmy-bIi4WUvYETgN-TLwGUv3En1c4nWTLPHn4rjn3PHTzrjfd" office:target-frame-name="_blank" xlink:show="new" text:style-name="Internet_20_link" text:visited-style-name="Visited_20_Internet_20_Link"><text:span text:style-name="T79">动态链接库</text:span></text:a><text:span text:style-name="T45">中的数据代码是在需要的时候才拷贝到内存中去的；</text:span></text:p>
      <text:p text:style-name="P41"/>
      <text:p text:style-name="P43"><text:tab/></text:p>
      <text:p text:style-name="P27"><text:span text:style-name="T11">15:</text:span><text:span text:style-name="T47">IP</text:span><text:span text:style-name="T46">组播有那些好处</text:span><text:span text:style-name="T47">?</text:span></text:p>
      <text:p text:style-name="P24"><text:span text:style-name="T60"><text:tab/>Internet</text:span><text:span text:style-name="T54">上产生的许多新的应用，特别是高带宽的多媒体应用，带来了带宽的急剧</text:span><text:span text:style-name="T60"><text:line-break/><text:line-break/></text:span><text:span text:style-name="T54">消耗和网络拥挤问题。组播是一种允许一个或多个发送者（组播源）发送单一的数据包</text:span><text:span text:style-name="T60"><text:line-break/><text:line-break/></text:span><text:span text:style-name="T54">到多个接收者（一次的，同时的）的网络技术。组播可以大大的节省网络带宽，因为无</text:span><text:span text:style-name="T60"><text:line-break/><text:line-break/></text:span><text:span text:style-name="T54">论有多少个目标地址，在整个网络的任何一条链路上只传送单一的数据包。所以说组播</text:span><text:span text:style-name="T60"><text:line-break/><text:line-break/></text:span><text:span text:style-name="T54">技术的核心就是针对如何节约网络资源的前提下保证服务质量。</text:span></text:p>
      <text:p text:style-name="P16"/>
      <text:p text:style-name="P24"><text:span text:style-name="T65">16:.</text:span><text:span text:style-name="T66">列出</text:span><text:span text:style-name="T65">3</text:span><text:span text:style-name="T66">个常用网络协议使用的端口。</text:span><text:span text:style-name="T61"><text:line-break/><text:tab/>HTTP</text:span><text:span text:style-name="T55">协议用</text:span><text:span text:style-name="T61">80</text:span><text:span text:style-name="T55">端口，</text:span><text:span text:style-name="T61">FTP</text:span><text:span text:style-name="T55">协议用</text:span><text:span text:style-name="T61">21</text:span><text:span text:style-name="T55">端口，</text:span><text:span text:style-name="T61">POP3</text:span><text:span text:style-name="T55">协议用</text:span><text:span text:style-name="T61">110</text:span><text:span text:style-name="T55">端口</text:span></text:p>
      <text:p text:style-name="P17"/>
      <text:p text:style-name="P29"><text:span text:style-name="T61">17</text:span><text:span text:style-name="T64">:</text:span><text:span text:style-name="T76">HTTP</text:span><text:span text:style-name="T68">返回码中</text:span><text:span text:style-name="T76">301</text:span><text:span text:style-name="T68">与</text:span><text:span text:style-name="T76">302</text:span><text:span text:style-name="T68">的区别</text:span></text:p>
      <text:p text:style-name="P19"/>
      <text:p text:style-name="P30"><text:span text:style-name="T68">1</text:span><text:span text:style-name="T69">8:</text:span><text:span text:style-name="T56">．请问交换机和路由器各自的实现原理是什么</text:span><text:span text:style-name="T67">?</text:span><text:span text:style-name="T56">分别在哪个层次上面实现的</text:span><text:span text:style-name="T67">?</text:span></text:p>
      <text:p text:style-name="P20"/>
      <text:p text:style-name="P20"><text:tab/>交换机属于ＯＳＩ第二层即数据链路层设备。它根据ＭＡＣ地址寻址，通过站表选择路由，站表的建立和维护由交换机自动进行。路由器属于ＯＳＩ第三层即网络层设备，它根据ＩＰ地址进行寻址，通过路由表路由协议产生。交换机最大的好处是快速，路由器最大的好处是控制能力强。</text:p>
      <text:p text:style-name="P17"/>
      <text:p text:style-name="P17"/>
      <text:p text:style-name="P31"><text:span text:style-name="T61">1</text:span><text:span text:style-name="T62">9:</text:span><text:span text:style-name="T59">ASSERT()</text:span><text:span text:style-name="T51">是干什么用的</text:span></text:p>
      <text:p text:style-name="P17"/>
      <text:p text:style-name="P25"><text:span text:style-name="T61">ASSERT() </text:span><text:span text:style-name="T55">是一个调试程序时经常使用的宏，在程序运行时它计算括号内的表达式，如果表达式为</text:span><text:span text:style-name="T61">FALSE (0), </text:span><text:span text:style-name="T55">程序将报告错误，并终止执行。如果表达式不为</text:span><text:span text:style-name="T61">0</text:span><text:span text:style-name="T55">，则继续执行后面的语句。这个宏通常原来判断程</text:span><text:soft-page-break/><text:span text:style-name="T55">序中是否出现了明显非法的数据，如果出现了终止程序以免导致 严重后果，同时也便于查找错误。例如，变量</text:span><text:span text:style-name="T61">n</text:span><text:span text:style-name="T55">在程序中不应该为</text:span><text:span text:style-name="T61">0</text:span><text:span text:style-name="T55">，如果为</text:span><text:span text:style-name="T61">0</text:span><text:span text:style-name="T55">可能导致错误，你可以这样写程序：</text:span><text:span text:style-name="T61"><text:line-break/>……<text:line-break/>ASSERT( n != 0);<text:line-break/>k = 10/ n;<text:line-break/>……<text:line-break/>ASSERT</text:span><text:span text:style-name="T55">只有在</text:span><text:span text:style-name="T61">Debug</text:span><text:span text:style-name="T55">版本中才有效，如果编译为</text:span><text:span text:style-name="T61">Release</text:span><text:span text:style-name="T55">版本则被忽略。</text:span><text:span text:style-name="T61"><text:line-break/>assert()</text:span><text:span text:style-name="T55">的功能类似，它是</text:span><text:span text:style-name="T61">ANSI C</text:span><text:span text:style-name="T55">标准中规定的函数，它与</text:span><text:span text:style-name="T61">ASSERT</text:span><text:span text:style-name="T55">的一个重要区别是可以用在</text:span><text:span text:style-name="T61">Release</text:span><text:span text:style-name="T55">版本中。</text:span><text:span text:style-name="T61"><text:line-break/></text:span></text:p>
      <text:p text:style-name="P18"/>
      <text:p text:style-name="P32"><text:span text:style-name="T63">20:</text:span><text:span text:style-name="T77">malloc</text:span><text:span text:style-name="T71">之后再进行</text:span><text:span text:style-name="T77">free</text:span><text:span text:style-name="T71">，</text:span><text:span text:style-name="T77">free</text:span><text:span text:style-name="T71">的内存空间一定被</text:span><text:span text:style-name="T77">OS</text:span><text:span text:style-name="T71">回收了吗？</text:span></text:p>
      <text:p text:style-name="P33"><text:span text:style-name="T71"><text:tab/></text:span><text:span text:style-name="T72">os管理是对页进行分配和回收，如果free的内存只是某个页的</text:span><text:span text:style-name="T73">某小块内存</text:span><text:span text:style-name="T74">，而这个页的其他内存依旧被使用，这时os就不会回收内存空间。</text:span></text:p>
      <text:p text:style-name="P56"/>
      <text:p text:style-name="P56"/>
      <text:p text:style-name="P59"><text:span text:style-name="T74">2</text:span><text:span text:style-name="T70">1:windows内存管理方式及其优缺点</text:span></text:p>
      <text:p text:style-name="P57"><text:tab/>页式存储</text:p>
      <text:p text:style-name="P57"><text:tab/><text:tab/>优点：没有外碎片，每个碎片不超过业的大小</text:p>
      <text:p text:style-name="P26"><text:span text:style-name="T75"><text:tab/><text:tab/>缺点：</text:span><text:span text:style-name="T70">程序全部装入内存，要求有相应的硬件支持。</text:span></text:p>
      <text:p text:style-name="P57"><text:tab/>段式存储</text:p>
      <text:p text:style-name="P57"><text:tab/><text:tab/>优点：可以分别编写和编译，可以针对不同类型的段采用不同的保护，可以按照段为单位进行<text:tab/><text:tab/><text:tab/><text:tab/>共享。（信息共享，动态链接，方便编写，信息保护）</text:p>
      <text:p text:style-name="P57"><text:tab/><text:tab/>缺点：会产生碎片</text:p>
      <text:p text:style-name="P57"><text:tab/>段页式存储：</text:p>
      <text:p text:style-name="P57"><text:tab/><text:tab/>具有两种优点</text:p>
      <text:p text:style-name="P57"/>
      <text:p text:style-name="P58">22:主动套接字</text:p>
      <text:p text:style-name="P58"><text:tab/></text:p>
      <text:p text:style-name="P57"/>
      <text:p text:style-name="P57"/>
      <text:p text:style-name="P2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Heiti, 'Microsoft YaHei', simsun, Helvetica, sans-serif"/>
    <style:font-face style:name="Microsoft YaHei" svg:font-family="'Microsoft YaHei', Arial, Helvetica, sans-serif"/>
    <style:font-face style:name="PingFang SC1" svg:font-family="'PingFang SC', 'Lantinghei SC', 'Microsoft YaHei', arial, sans-serif, tahoma"/>
    <style:font-face style:name="PingFang SC" svg:font-family="'PingFang SC', 'Microsoft YaHei', SimHei, Arial, SimSun"/>
    <style:font-face style:name="Segoe UI" svg:font-family="'Segoe UI', Arial, sans-serif"/>
    <style:font-face style:name="Verdana" svg:font-family="Verdana, Arial, Helvetica, sans-serif"/>
    <style:font-face style:name="apple-system" svg:font-family="apple-system, BlinkMacSystemFont, 'Helvetica Neue', 'PingFang SC', 'Microsoft YaHei', 'Source Han Sans SC', 'Noto Sans CJK SC', 'WenQuanYi Micro Hei', sans-serif"/>
    <style:font-face style:name="arial" svg:font-family="arial, STHeiti, 'Microsoft YaHe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9:28:38.476297456</meta:creation-date>
    <dc:date>2018-03-03T18:49:24.362892161</dc:date>
    <meta:editing-duration>PT5H1M1S</meta:editing-duration>
    <meta:editing-cycles>53</meta:editing-cycles>
    <meta:generator>LibreOffice/5.1.6.2$Linux_X86_64 LibreOffice_project/10m0$Build-2</meta:generator>
    <meta:document-statistic meta:table-count="0" meta:image-count="0" meta:object-count="0" meta:page-count="4" meta:paragraph-count="72" meta:word-count="2168" meta:character-count="2814" meta:non-whitespace-character-count="2686"/>
  </office:meta>
</office:document-meta>
</file>